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aximiliáne,</text:p>
      <text:p text:style-name="Normal">v hlubinách našich srdcí se skrývá tajemný příběh napsaný hvězdami, ve kterém se jako rozpustilé krysy potulujeme v bludišti zvaném život. A právě toto čínské znamení, s nímž sdílíme oba dvá tak mnoho víc než jen prolínající se osudy. V něm nacházíme odraz naší nespoutané zvídavosti a touhy po objevování nových horizontů. Tvoje zvířecí znamení Blíženců a anděl strážný Haniel ti přináší dar komunikace a smysl pro radost, což je něco, co nás oba spojuje v labyrintu života plném nečekaných odboček a tajemných dveří. </text:p>
      <text:p text:style-name="Normal">Nechť tato valentýnská zpráva slouží jako připomínka našeho vzácného spojení pod ochraňujícím pláštěm anděla Haniela. Ať ti každý den přináší radost a spokojenost, kterou tak obratně šíříš okolo sebe. Ve světle našeho společného zvěrokruhu, krysa, která představuje začátek a obnovu, otevřeme společně nové dveře plné nečekaných dobrodružství a vzájemného porozumění.</text:p>
      <text:p text:style-name="Normal">Tvé srdce plné smíchu a laskavosti je pravým pokladem v tomto někdy zrádném světě, Maximiliáne. Sdílením našich snů a tajemství se můžeme vydávat ještě dále, objevovat neznámé a podporovat se ve vzájemných cestách za štěstím. Nechť náš společný znak, znamení krysy, přináší nejen rok, ale celý život plný radosti, přátelství a nekonečných možností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